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ExceptionUtils.buildMessage( @ Nullable String message , @ Nullable Throwable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stedExceptionUtils.getRootCause( @ Nullable Throwable origi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stedExceptionUtils.getMostSpecificCause( Throwable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